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-Regular" svg:font-family="Menlo-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color="#193c6f" style:font-name="ArialMT" fo:font-size="12pt" fo:letter-spacing="normal" style:letter-kerning="false" style:font-name-asian="ArialMT" style:font-size-asian="12pt" style:font-name-complex="ArialMT" style:font-size-complex="12pt"/>
    </style:style>
    <style:style style:name="P2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Menlo-Regular" fo:font-size="11pt" fo:letter-spacing="normal" style:letter-kerning="true" style:font-name-asian="Menlo-Regular" style:font-size-asian="11pt" style:font-name-complex="Menlo-Regular" style:font-size-complex="11pt"/>
    </style:style>
    <style:style style:name="P3" style:family="paragraph" style:parent-style-name="Standard">
      <style:paragraph-properties style:text-autospace="none"/>
      <style:text-properties style:use-window-font-color="true" style:font-name="Menlo-Regular" fo:font-size="11pt" fo:letter-spacing="normal" style:letter-kerning="true" style:font-name-asian="Menlo-Regular" style:font-size-asian="11pt" style:font-name-complex="Menlo-Regular" style:font-size-complex="11pt"/>
    </style:style>
    <style:style style:name="P4" style:family="paragraph" style:parent-style-name="Standard">
      <style:paragraph-properties style:text-autospace="none"/>
      <style:text-properties fo:color="#193c6f" style:font-name="ArialMT" fo:font-size="12pt" fo:letter-spacing="normal" style:letter-kerning="false" style:font-name-asian="ArialMT" style:font-size-asian="12pt" style:font-name-complex="ArialM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ython: Download latest version, cd to the folder (after unzipping)</text:p>
      <text:p text:style-name="P1">run “python3 setup.py install”, note the use of python3 instead of python. </text:p>
      <text:p text:style-name="P1">Makes LOTS of warnings, takes 5-10 min. </text:p>
      <text:p text:style-name="P1">Makes warnings whenever compelling cython code but appears to wor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-Regular" svg:font-family="Menlo-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vin Kevin</meta:initial-creator>
    <meta:creation-date>2015-12-26T11:18:26</meta:creation-date>
    <dc:date>2015-12-31T10:11:09</dc:date>
    <dc:creator>Kevin Kevin</dc:creator>
    <meta:editing-duration>PT1H38M14S</meta:editing-duration>
    <meta:editing-cycles>19</meta:editing-cycles>
    <meta:generator>OpenOffice/4.1.1$Unix OpenOffice.org_project/411m6$Build-9775</meta:generator>
    <meta:document-statistic meta:table-count="0" meta:image-count="0" meta:object-count="0" meta:page-count="1" meta:paragraph-count="4" meta:word-count="39" meta:character-count="249"/>
  </office:meta>
</office:document-meta>
</file>